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size="16pt" fo:font-weight="bold" officeooo:rsid="0012c935" officeooo:paragraph-rsid="0012c935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rsid="0012c935" officeooo:paragraph-rsid="0012c93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2c935" officeooo:paragraph-rsid="0012c935"/>
    </style:style>
    <style:style style:name="T1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ÍA</text:p>
      <text:p text:style-name="P2"/>
      <text:p text:style-name="P3"><text:a xlink:type="simple" xlink:href="https://stripe.com/es" text:style-name="Internet_20_link" text:visited-style-name="Visited_20_Internet_20_Link"><text:span text:style-name="T1">https://stripe.com/es</text:span></text:a><text:span text:style-name="T1"><text:tab/></text:span></text:p>
      <text:p text:style-name="P3"><text:a xlink:type="simple" xlink:href="https://stripe.com/es/resources/more/how-to-integrate-a-payment-gateway-into-a-website" text:style-name="Internet_20_link" text:visited-style-name="Visited_20_Internet_20_Link"><text:span text:style-name="T1">https://stripe.com/es/resources/more/how-to-integrate-a-payment-gateway-into-a-website</text:span></text:a><text:span text:style-name="T1"><text:tab/></text:span></text:p>
      <text:p text:style-name="P3"><text:a xlink:type="simple" xlink:href="https://stripe.com/es/resources/more/vat-ecommerce-businesses-spain" text:style-name="Internet_20_link" text:visited-style-name="Visited_20_Internet_20_Link"><text:span text:style-name="T1">https://stripe.com/es/resources/more/vat-ecommerce-businesses-spain</text:span></text:a><text:span text:style-name="T1"> </text:span></text:p>
      <text:p text:style-name="P3"><text:a xlink:type="simple" xlink:href="https://blog.hubspot.es/website/diseno-responsive" text:style-name="Internet_20_link" text:visited-style-name="Visited_20_Internet_20_Link"><text:span text:style-name="T1">https://blog.hubspot.es/website/diseno-responsive</text:span></text:a></text:p>
      <text:p text:style-name="P3"><text:a xlink:type="simple" xlink:href="https://openwebinars.net/blog/que-es-mysql/" text:style-name="Internet_20_link" text:visited-style-name="Visited_20_Internet_20_Link"><text:span text:style-name="T1">https://openwebinars.net/blog/que-es-mysql/</text:span></text:a></text:p>
      <text:p text:style-name="P3"><text:a xlink:type="simple" xlink:href="https://www.arsys.es/blog/que-es-visual-studio-code-y-cuales-son-sus-ventajas" text:style-name="Internet_20_link" text:visited-style-name="Visited_20_Internet_20_Link"><text:span text:style-name="T1">https://www.arsys.es/blog/que-es-visual-studio-code-y-cuales-son-sus-ventajas</text:span></text:a></text:p>
      <text:p text:style-name="P3"><text:a xlink:type="simple" xlink:href="https://blog.hubspot.es/website/framework-desarrollo-web" text:style-name="Internet_20_link" text:visited-style-name="Visited_20_Internet_20_Link"><text:span text:style-name="T1">https://blog.hubspot.es/website/framework-desarrollo-web</text:span></text:a></text:p>
      <text:p text:style-name="P3"><text:a xlink:type="simple" xlink:href="https://tailwindcss.com/" text:style-name="Internet_20_link" text:visited-style-name="Visited_20_Internet_20_Link"><text:span text:style-name="T1">https://tailwindcss.com/</text:span></text:a><text:span text:style-name="T1"><text:tab/><text:tab/><text:tab/></text:span></text:p>
      <text:p text:style-name="P3"><text:a xlink:type="simple" xlink:href="https://raiolanetworks.com/blog/tailwind-css/" text:style-name="Internet_20_link" text:visited-style-name="Visited_20_Internet_20_Link"><text:span text:style-name="T1">https://raiolanetworks.com/blog/tailwind-css/</text:span></text:a><text:span text:style-name="T1"><text:tab/></text:span></text:p>
      <text:p text:style-name="P3"><text:a xlink:type="simple" xlink:href="https://code.visualstudio.com/" text:style-name="Internet_20_link" text:visited-style-name="Visited_20_Internet_20_Link"><text:span text:style-name="T1">https://code.visualstudio.com/</text:span></text:a></text:p>
      <text:p text:style-name="P3"><text:a xlink:type="simple" xlink:href="https://www.mysql.com/" text:style-name="Internet_20_link" text:visited-style-name="Visited_20_Internet_20_Link"><text:span text:style-name="T1">https://www.mysql.com/</text:span></text:a></text:p>
      <text:p text:style-name="P3"><text:a xlink:type="simple" xlink:href="https://www.php.net/" text:style-name="Internet_20_link" text:visited-style-name="Visited_20_Internet_20_Link"><text:span text:style-name="T1">https://www.php.net/</text:span></text:a></text:p>
      <text:p text:style-name="P3"><text:a xlink:type="simple" xlink:href="https://lenguajejs.com/javascript/" text:style-name="Internet_20_link" text:visited-style-name="Visited_20_Internet_20_Link"><text:span text:style-name="T1">https://lenguajejs.com/javascript/</text:span></text:a></text:p>
      <text:p text:style-name="P3"><text:a xlink:type="simple" xlink:href="https://lenguajecss.com/" text:style-name="Internet_20_link" text:visited-style-name="Visited_20_Internet_20_Link"><text:span text:style-name="T1">https://lenguajecss.com/</text:span></text:a></text:p>
      <text:p text:style-name="P3"><text:a xlink:type="simple" xlink:href="https://lenguajehtml.com/html/" text:style-name="Internet_20_link" text:visited-style-name="Visited_20_Internet_20_Link"><text:span text:style-name="T1">https://lenguajehtml.com/html/</text:span></text:a></text:p>
      <text:p text:style-name="P3"><text:a xlink:type="simple" xlink:href="https://www.w3schools.com/" text:style-name="Internet_20_link" text:visited-style-name="Visited_20_Internet_20_Link"><text:span text:style-name="T1">https://www.w3schools.com/</text:span></text:a></text:p>
      <text:p text:style-name="P3"><text:a xlink:type="simple" xlink:href="https://developer.mozilla.org/es/" text:style-name="Internet_20_link" text:visited-style-name="Visited_20_Internet_20_Link"><text:span text:style-name="T1">https://developer.mozilla.org/es/</text:span></text:a></text:p>
      <text:p text:style-name="P3"><text:a xlink:type="simple" xlink:href="https://www.boe.es/buscar/act.php?id=BOE-A-2018-16673" text:style-name="Internet_20_link" text:visited-style-name="Visited_20_Internet_20_Link"><text:span text:style-name="T1">https://www.boe.es/buscar/act.php?id=BOE-A-2018-16673</text:span></text:a><text:span text:style-name="T1"> </text:span></text:p>
      <text:p text:style-name="P3"><text:a xlink:type="simple" xlink:href="https://www.camarabilbao.com/retail/comercio-electronico-supera-millones-motor-economico-local-202512101242/" text:style-name="Internet_20_link" text:visited-style-name="Visited_20_Internet_20_Link"><text:span text:style-name="T1">https://www.camarabilbao.com/retail/comercio-electronico-supera-millones-motor-economico-local-202512101242/</text:span></text:a><text:span text:style-name="T1"> </text:span></text:p>
      <text:p text:style-name="P3"><text:a xlink:type="simple" xlink:href="https://www.acelerapyme.gob.es/kit-digital" text:style-name="Internet_20_link" text:visited-style-name="Visited_20_Internet_20_Link"><text:span text:style-name="T1">https://www.acelerapyme.gob.es/kit-digital</text:span></text:a><text:span text:style-name="T1"> </text:span></text:p>
      <text:p text:style-name="P3"><text:a xlink:type="simple" xlink:href="https://www.iese.edu/es/insight/articulos/ecommerce-generacion-zeta-compra-online" text:style-name="Internet_20_link" text:visited-style-name="Visited_20_Internet_20_Link"><text:span text:style-name="T1">https://www.iese.edu/es/insight/articulos/ecommerce-generacion-zeta-compra-online</text:span></text:a><text:span text:style-name="T1"> </text:span></text:p>
      <text:p text:style-name="P3"><text:a xlink:type="simple" xlink:href="https://www.hostinger.com/co/tutoriales/tendencias-ecommerce#:~:text=Tip%20de%20experto,Adam%20G" text:style-name="Internet_20_link" text:visited-style-name="Visited_20_Internet_20_Link"><text:span text:style-name="T1">https://www.hostinger.com/co/tutoriales/tendencias-ecommerce#:~:text=Tip%20de%20experto,Adam%20G</text:span></text:a><text:span text:style-name="T1"> </text:span></text:p>
      <text:p text:style-name="P3"><text:a xlink:type="simple" xlink:href="https://www.hostinger.com/es/tutoriales/sitio-con-diseno-web-responsive" text:style-name="Internet_20_link" text:visited-style-name="Visited_20_Internet_20_Link"><text:span text:style-name="T1">https://www.hostinger.com/es/tutoriales/sitio-con-diseno-web-responsive</text:span></text:a><text:span text:style-name="T1"> </text:span></text:p>
      <text:p text:style-name="P3"><text:a xlink:type="simple" xlink:href="https://immune.institute/blog/diseno-web-responsive-y-su-importancia-en-la-actualidad" text:style-name="Internet_20_link" text:visited-style-name="Visited_20_Internet_20_Link"><text:span text:style-name="T1">https://immune.institute/blog/diseno-web-responsive-y-su-importancia-en-la-actualidad</text:span></text:a><text:span text:style-name="T1"> </text:span></text:p>
      <text:p text:style-name="P3"><text:a xlink:type="simple" xlink:href="https://www.digitales.es/wp-content/uploads/2025/10/Brechas-digitales.-Carlos-VIctoria-Lanzon.pdf" text:style-name="Internet_20_link" text:visited-style-name="Visited_20_Internet_20_Link"><text:span text:style-name="T1">https://www.digitales.es/wp-content/uploads/2025/10/Brechas-digitales.-Carlos-VIctoria-Lanzon.pdf</text:span></text:a><text:span text:style-name="T1"> </text:span></text:p>
      <text:p text:style-name="P3"><text:a xlink:type="simple" xlink:href="https://www.unir.net/revista/marketing-comunicacion/que-es-usabilidad-web" text:style-name="Internet_20_link" text:visited-style-name="Visited_20_Internet_20_Link"><text:span text:style-name="T1">https://www.unir.net/revista/marketing-comunicacion/que-es-usabilidad-web</text:span></text:a><text:span text:style-name="T1"> </text:span></text:p>
      <text:p text:style-name="P3"><text:a xlink:type="simple" xlink:href="https://www.europarl.europa.eu/topics/es/article/20151201STO05603/economia-circular-definicion-importancia-y-beneficios" text:style-name="Internet_20_link" text:visited-style-name="Visited_20_Internet_20_Link"><text:span text:style-name="T1">https://www.europarl.europa.eu/topics/es/article/20151201STO05603/economia-circular-definicion-importancia-y-beneficios</text:span></text:a><text:span text:style-name="T1"> </text:span></text:p>
      <text:p text:style-name="P3"><text:a xlink:type="simple" xlink:href="https://www.ibm.com/es-es/think/topics/blockchain" text:style-name="Internet_20_link" text:visited-style-name="Visited_20_Internet_20_Link"><text:span text:style-name="T1">https://www.ibm.com/es-es/think/topics/blockchain</text:span></text:a></text:p>
      <text:p text:style-name="P3"><text:a xlink:type="simple" xlink:href="https://thebridge.tech/blog/como-hacer-aplicaciones-web-escalables" text:style-name="Internet_20_link" text:visited-style-name="Visited_20_Internet_20_Link"><text:span text:style-name="T1">https://thebridge.tech/blog/como-hacer-aplicaciones-web-escalables</text:span></text:a></text:p>
      <text:p text:style-name="P3"><text:a xlink:type="simple" xlink:href="https://blog.hubspot.es/marketing/guia-branding" text:style-name="Internet_20_link" text:visited-style-name="Visited_20_Internet_20_Link"><text:soft-page-break/><text:span text:style-name="T1">https://blog.hubspot.es/marketing/guia-branding</text:span></text:a><text:span text:style-name="T1"> </text:span></text:p>
      <text:p text:style-name="P2"><text:a xlink:type="simple" xlink:href="https://es.squarespace.com/blog/principios-esenciales-de-diseno-web" text:style-name="Internet_20_link" text:visited-style-name="Visited_20_Internet_20_Link">https://es.squarespace.com/blog/principios-esenciales-de-diseno-web</text:a></text:p>
      <text:p text:style-name="P2"><text:a xlink:type="simple" xlink:href="https://www.lucushost.com/blog/que-es-un-backup-y-como-hacer-una-copia-de-seguridad-de-tu-web" text:style-name="Internet_20_link" text:visited-style-name="Visited_20_Internet_20_Link">https://www.lucushost.com/blog/que-es-un-backup-y-como-hacer-una-copia-de-seguridad-de-tu-web</text:a></text:p>
      <text:p text:style-name="P2"><text:a xlink:type="simple" xlink:href="https://business.google.com/es/google-ads" text:style-name="Internet_20_link" text:visited-style-name="Visited_20_Internet_20_Link">https://business.google.com/es/google-ads</text:a></text:p>
      <text:p text:style-name="P2"><text:a xlink:type="simple" xlink:href="https://www.blog.shippypro.com/es/publicidad-instagram-ads" text:style-name="Internet_20_link" text:visited-style-name="Visited_20_Internet_20_Link">https://www.blog.shippypro.com/es/publicidad-instagram-ads</text:a></text:p>
      <text:p text:style-name="P2"><text:a xlink:type="simple" xlink:href="https://www.iebschool.com/hub/que-es-seo-social-y-como-puede-ayudar-a-mi-estrategia-de-seo-sem/" text:style-name="Internet_20_link" text:visited-style-name="Visited_20_Internet_20_Link">https://www.iebschool.com/hub/que-es-seo-social-y-como-puede-ayudar-a-mi-estrategia-de-seo-sem/</text:a></text:p>
      <text:p text:style-name="P2"><text:a xlink:type="simple" xlink:href="https://squareup.com/es/es/townsquare/estrategias-email-marketing" text:style-name="Internet_20_link" text:visited-style-name="Visited_20_Internet_20_Link">https://squareup.com/es/es/townsquare/estrategias-email-marketing</text:a></text:p>
      <text:p text:style-name="P2"><text:a xlink:type="simple" xlink:href="https://www.ninjaone.com/es/blog/proceso-de-despliegue-de-software/" text:style-name="Internet_20_link" text:visited-style-name="Visited_20_Internet_20_Link">https://www.ninjaone.com/es/blog/proceso-de-despliegue-de-software</text:a></text:p>
      <text:p text:style-name="P2"><text:a xlink:type="simple" xlink:href="https://www.nisum.com/es/nisum-knows/ways-of-deploying-application-and-benefits" text:style-name="Internet_20_link" text:visited-style-name="Visited_20_Internet_20_Link">https://www.nisum.com/es/nisum-knows/ways-of-deploying-application-and-benefits</text:a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20:08:38.384000000</meta:creation-date>
    <dc:date>2026-03-05T10:32:11.435586500</dc:date>
    <meta:editing-duration>PT8H19M</meta:editing-duration>
    <meta:editing-cycles>2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9" meta:word-count="39" meta:character-count="2268" meta:non-whitespace-character-count="2250"/>
  </office:meta>
</office:document-meta>
</file>